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f3bef" officeooo:paragraph-rsid="000f3bef"/>
    </style:style>
    <style:style style:name="P2" style:family="paragraph" style:parent-style-name="Standard" style:list-style-name="L1">
      <style:text-properties officeooo:paragraph-rsid="000f3bef"/>
    </style:style>
    <style:style style:name="P3" style:family="paragraph" style:parent-style-name="Standard" style:list-style-name="L1">
      <style:text-properties officeooo:paragraph-rsid="00139500"/>
    </style:style>
    <style:style style:name="P4" style:family="paragraph" style:parent-style-name="Standard" style:list-style-name="L1">
      <style:text-properties officeooo:rsid="001525e1" officeooo:paragraph-rsid="001525e1"/>
    </style:style>
    <style:style style:name="P5" style:family="paragraph" style:parent-style-name="Standard" style:list-style-name="L1">
      <style:text-properties officeooo:rsid="00159c73" officeooo:paragraph-rsid="00159c73"/>
    </style:style>
    <style:style style:name="P6" style:family="paragraph" style:parent-style-name="Standard" style:list-style-name="L1">
      <style:text-properties officeooo:rsid="0016a964" officeooo:paragraph-rsid="0016a964"/>
    </style:style>
    <style:style style:name="P7" style:family="paragraph" style:parent-style-name="Standard" style:list-style-name="L1">
      <style:text-properties officeooo:rsid="0019666a" officeooo:paragraph-rsid="0019666a"/>
    </style:style>
    <style:style style:name="P8" style:family="paragraph" style:parent-style-name="Standard">
      <style:text-properties officeooo:rsid="0019666a" officeooo:paragraph-rsid="0019666a"/>
    </style:style>
    <style:style style:name="P9" style:family="paragraph" style:parent-style-name="Standard">
      <style:text-properties officeooo:rsid="001c3f61" officeooo:paragraph-rsid="001c3f61"/>
    </style:style>
    <style:style style:name="T1" style:family="text">
      <style:text-properties officeooo:rsid="000f3bef"/>
    </style:style>
    <style:style style:name="T2" style:family="text">
      <style:text-properties officeooo:rsid="000fb2c9"/>
    </style:style>
    <style:style style:name="T3" style:family="text">
      <style:text-properties officeooo:rsid="0011f977"/>
    </style:style>
    <style:style style:name="T4" style:family="text">
      <style:text-properties officeooo:rsid="00139500"/>
    </style:style>
    <style:style style:name="T5" style:family="text">
      <style:text-properties officeooo:rsid="001525e1"/>
    </style:style>
    <style:style style:name="T6" style:family="text">
      <style:text-properties officeooo:rsid="00180ad1"/>
    </style:style>
    <style:style style:name="T7" style:family="text">
      <style:text-properties officeooo:rsid="00198f5b"/>
    </style:style>
    <style:style style:name="T8" style:family="text">
      <style:text-properties officeooo:rsid="001ad0ed"/>
    </style:style>
    <style:style style:name="T9" style:family="text">
      <style:text-properties officeooo:rsid="001b2db6"/>
    </style:style>
    <style:style style:name="T10" style:family="text">
      <style:text-properties officeooo:rsid="001baa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aData.slk Specification</text:p>
      <text:p text:style-name="P1"/>
      <text:p text:style-name="P1">Columns:</text:p>
      <text:list xml:id="list348905010453087660" text:style-name="L1">
        <text:list-item>
          <text:p text:style-name="P2"><text:span text:style-name="T1">„ID“ stores the four bytes of the field's raw data used for modifications in CustomUnits and CustomObjects</text:span></text:p>
        </text:list-item>
        <text:list-item>
          <text:p text:style-name="P2">„<text:span text:style-name="T1">field“ The field name used in .txt files as key name and in .slk files as column name for all standard objects data</text:span></text:p>
        </text:list-item>
        <text:list-item>
          <text:p text:style-name="P2">„<text:span text:style-name="T2">slk“ The name of the corresponding SLK file where the standard object data is stored. If the value is „Profile“ then it depends on the race of the corresponding standard object. Otherwise the name is given without the „.slk“ extension. The file is expected to be in the same directory as the meta data file.</text:span></text:p>
        </text:list-item>
        <text:list-item>
          <text:p text:style-name="P2">„<text:span text:style-name="T3">index“ If this value is not -1 then a specific value is used for standard objects. This is usually used when two fields have the same „field“ entry. Then their values are separated by a ',' character in the .txt or .slk files of the standard objects. The „index“ indicates which one of the values is used. For example, the field IDs „ubpx“ and „ubpy“ share the field „Buttonpos“ but have different indices. „ubpx“ uses 0 and „ubpy“ uses 1. The „Buttonpos“ value in the default .txt file is specified:<text:line-break/>Buttonpos=12,13<text:line-break/>where 12 is „ubpx“ and 13 is „ubpy“.</text:span></text:p>
        </text:list-item>
        <text:list-item>
          <text:p text:style-name="P3">„<text:span text:style-name="T4">category“ stores the category of the field which is stored „UI/WorldEditData.txt“ in the section „ObjectEditorCategories“.</text:span></text:p>
        </text:list-item>
        <text:list-item>
          <text:p text:style-name="P3">„<text:span text:style-name="T5">displayName“ contains the string key for the text which is stored in „UI/WorldEditStrings.txt“</text:span></text:p>
        </text:list-item>
        <text:list-item>
          <text:p text:style-name="P4">„sort“: Unknown</text:p>
        </text:list-item>
        <text:list-item>
          <text:p text:style-name="P5">„type“ stores the type of the field. The type is used to show a corresponding input dialog in the World Editor and is handled internally. Possible type values can be resolved using the corresponding entry in „UI/UnitEditorData.txt“</text:p>
        </text:list-item>
        <text:list-item>
          <text:p text:style-name="P6">„changeFlags“ unkown</text:p>
        </text:list-item>
        <text:list-item>
          <text:p text:style-name="P6">„<text:span text:style-name="T6">importType“ unknown</text:span></text:p>
        </text:list-item>
        <text:list-item>
          <text:p text:style-name="P6">„<text:span text:style-name="T6">stringExt“ If this value is 1 a complete text edit is shown for the value. Otherwise only a line edit is shown. For example, tooltips use „1“ but names use „0“.</text:span></text:p>
        </text:list-item>
        <text:list-item>
          <text:p text:style-name="P7">„caseSens“ unknown</text:p>
        </text:list-item>
        <text:list-item>
          <text:p text:style-name="P7">„<text:span text:style-name="T7">canBeEmpty“ unknown</text:span></text:p>
        </text:list-item>
        <text:list-item>
          <text:p text:style-name="P7">„<text:span text:style-name="T8">minVal“ For „real“ and „integer“ fields this specifies the minimum number the value can be. For „string“ fields this specifies the minimum size of the string? For „unitList“ fields etc. this specifies the minimum number of units?</text:span></text:p>
        </text:list-item>
        <text:list-item>
          <text:p text:style-name="P7">„<text:span text:style-name="T9">maxVal“ For „real“ and „integer“ fields this specifies the maximum number the value can be.</text:span></text:p>
        </text:list-item>
        <text:list-item>
          <text:p text:style-name="P7">„<text:span text:style-name="T10">forceNonNeg“ probably not negative value!</text:span></text:p>
        </text:list-item>
      </text:list>
      <text:p text:style-name="P8"/>
      <text:p text:style-name="P9">More optional colum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7T00:37:45.110063134</meta:creation-date>
    <dc:date>2014-10-17T00:56:02.208505899</dc:date>
    <meta:editing-duration>PT16M25S</meta:editing-duration>
    <meta:editing-cycles>15</meta:editing-cycles>
    <meta:generator>LibreOffice/4.2.6.3$Linux_X86_64 LibreOffice_project/420m0$Build-3</meta:generator>
    <meta:document-statistic meta:table-count="0" meta:image-count="0" meta:object-count="0" meta:page-count="1" meta:paragraph-count="19" meta:word-count="379" meta:character-count="2223" meta:non-whitespace-character-count="1879"/>
  </office:meta>
</office:document-meta>
</file>